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2:Sheet1.A2 Sheet1.A2:Sheet1.A4 Sheet1.B1:Sheet1.B1 Sheet1.B2:Sheet1.B4 Sheet1.C1:Sheet1.C1 Sheet1.C2:Sheet1.C4 Sheet1.D1:Sheet1.D1 Sheet1.D2:Sheet1.D4 Sheet1.E1:Sheet1.E1 Sheet1.E2:Sheet1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512in" svg:y="4.0307in">
            <draw:object draw:notify-on-update-of-ranges="Sheet1.A26:Sheet1.A26 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0961in" svg:y="8.1917in">
            <draw:object draw:notify-on-update-of-ranges="Sheet1.A48:Sheet1.A48 Sheet1.A49:Sheet1.A54 Sheet1.B48:Sheet1.B48 Sheet1.B49:Sheet1.B54 Sheet1.C48:Sheet1.C48 Sheet1.C49:Sheet1.C54 Sheet1.D48:Sheet1.D48 Sheet1.D49:Sheet1.D54 Sheet1.E48:Sheet1.E48 Sheet1.E49:Sheet1.E5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Central Counter All Done</text:p>
          </table:table-cell>
          <table:table-cell office:value-type="string">
            <text:p>Ronny's Simple All Done</text:p>
          </table:table-cell>
          <table:table-cell office:value-type="string">
            <text:p>Central Counter One Done</text:p>
          </table:table-cell>
          <table:table-cell office:value-type="string">
            <text:p>Ronny's Simple One Don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 table:number-rows-repeated="18"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6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 table:number-rows-repeated="13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ll Work</text:p>
          </table:table-cell>
          <table:table-cell office:value-type="string">
            <text:p>One Works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4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40.02">
            <text:p>40.02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65.001">
            <text:p>65.00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81.667">
            <text:p>81.667</text:p>
          </table:table-cell>
          <table:table-cell table:number-columns-repeated="4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66.867">
            <text:p>66.86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38.915">
            <text:p>138.9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07.863">
            <text:p>207.863</text:p>
          </table:table-cell>
          <table:table-cell table:number-columns-repeated="4"/>
        </table:table-row>
        <table:table-row table:style-name="ro2" table:number-rows-repeated="15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explain that at the start of reading the first is quickly done – advantage for ronny's si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4T17:34:10</dc:date>
    <meta:editing-duration>PT2H18M59S</meta:editing-duration>
    <meta:editing-cycles>27</meta:editing-cycles>
    <meta:document-statistic meta:table-count="1" meta:cell-count="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23cm" svg:y="3.454cm" style:legend-expansion="high" chart:style-name="ch2"/>
        <chart:plot-area chart:style-name="ch3" table:cell-range-address="Sheet1.A2:Sheet1.E4 Sheet1.B1:Sheet1.E1" chart:data-source-has-labels="both" svg:x="1.331cm" svg:y="0.855cm" svg:width="9.252cm" svg:height="6.984cm">
          <chartooo:coordinate-region svg:x="2.138cm" svg:y="1.054cm" svg:width="8.351cm" svg:height="6.138cm"/>
          <chart:axis chart:dimension="x" chart:name="primary-x" chart:style-name="ch4" chartooo:axis-type="auto">
            <chartooo:date-scale/>
            <chart:title svg:x="4.908cm" svg:y="8.019cm" chart:style-name="ch5">
              <text:p>Thread Count</text:p>
            </chart:title>
            <chart:categories table:cell-range-address="Sheet1.A2:Sheet1.A4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All Done</text:p>
                <draw:g>
                  <svg:desc>Sheet1.B1:Sheet1.B1</svg:desc>
                </draw:g>
              </table:table-cell>
              <table:table-cell office:value-type="string">
                <text:p>Ronny's Simple All Done</text:p>
                <draw:g>
                  <svg:desc>Sheet1.C1:Sheet1.C1</svg:desc>
                </draw:g>
              </table:table-cell>
              <table:table-cell office:value-type="string">
                <text:p>Central Counter One Done</text:p>
                <draw:g>
                  <svg:desc>Sheet1.D1:Sheet1.D1</svg:desc>
                </draw:g>
              </table:table-cell>
              <table:table-cell office:value-type="string">
                <text:p>Ronny's Simple One Don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4</svg:desc>
                </draw:g>
              </table:table-cell>
              <table:table-cell office:value-type="float" office:value="204.544">
                <text:p>204.544</text:p>
                <draw:g>
                  <svg:desc>Sheet1.B2:Sheet1.B4</svg:desc>
                </draw:g>
              </table:table-cell>
              <table:table-cell office:value-type="float" office:value="201.865">
                <text:p>201.865</text:p>
                <draw:g>
                  <svg:desc>Sheet1.C2:Sheet1.C4</svg:desc>
                </draw:g>
              </table:table-cell>
              <table:table-cell office:value-type="float" office:value="155.505">
                <text:p>155.505</text:p>
                <draw:g>
                  <svg:desc>Sheet1.D2:Sheet1.D4</svg:desc>
                </draw:g>
              </table:table-cell>
              <table:table-cell office:value-type="float" office:value="151.827">
                <text:p>151.827</text:p>
                <draw:g>
                  <svg:desc>Sheet1.E2:Sheet1.E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6:Sheet1.C31 Sheet1.B25:Sheet1.C25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26:Sheet1.A31</svg:desc>
                </draw:g>
              </table:table-cell>
              <table:table-cell office:value-type="float" office:value="0.836">
                <text:p>0.836</text:p>
                <draw:g>
                  <svg:desc>Sheet1.B26:Sheet1.B31</svg:desc>
                </draw:g>
              </table:table-cell>
              <table:table-cell office:value-type="float" office:value="0.164">
                <text:p>0.164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602">
                <text:p>0.602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454cm" style:legend-expansion="high" chart:style-name="ch2"/>
        <chart:plot-area chart:style-name="ch3" table:cell-range-address="Sheet1.A48:Sheet1.E54" chart:data-source-has-labels="both" svg:x="1.331cm" svg:y="0.855cm" svg:width="11.528cm" svg:height="6.984cm">
          <chartooo:coordinate-region svg:x="5.577cm" svg:y="1.504cm" svg:width="7.002cm" svg:height="6.335cm"/>
          <chart:axis chart:dimension="x" chart:name="primary-x" chart:style-name="ch4" chartooo:axis-type="auto">
            <chartooo:date-scale/>
            <chart:title svg:x="0.451cm" svg:y="4.497cm" chart:style-name="ch5">
              <text:p>s</text:p>
            </chart:title>
            <chart:categories table:cell-range-address="Sheet1.A49:Sheet1.A54"/>
          </chart:axis>
          <chart:axis chart:dimension="y" chart:name="primary-y" chart:style-name="ch6">
            <chart:title svg:x="6.548cm" svg:y="8.019cm" chart:style-name="ch7">
              <text:p>Cycles</text:p>
            </chart:title>
            <chart:grid chart:style-name="ch8" chart:class="major"/>
          </chart:axis>
          <chart:series chart:style-name="ch9" chart:values-cell-range-address="Sheet1.B49:Sheet1.B54" chart:label-cell-address="Sheet1.B48:Sheet1.B48" chart:class="chart:bar">
            <chart:data-point chart:repeated="6"/>
          </chart:series>
          <chart:series chart:style-name="ch10" chart:values-cell-range-address="Sheet1.C49:Sheet1.C54" chart:label-cell-address="Sheet1.C48:Sheet1.C48" chart:class="chart:bar">
            <chart:data-point chart:repeated="6"/>
          </chart:series>
          <chart:series chart:style-name="ch11" chart:values-cell-range-address="Sheet1.D49:Sheet1.D54" chart:label-cell-address="Sheet1.D48:Sheet1.D48" chart:class="chart:bar">
            <chart:data-point chart:repeated="6"/>
          </chart:series>
          <chart:series chart:style-name="ch12" chart:values-cell-range-address="Sheet1.E49:Sheet1.E54" chart:label-cell-address="Sheet1.E48:Sheet1.E4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</text:p>
                <draw:g>
                  <svg:desc>Sheet1.B48:Sheet1.B48</svg:desc>
                </draw:g>
              </table:table-cell>
              <table:table-cell office:value-type="string">
                <text:p>One Works</text:p>
                <draw:g>
                  <svg:desc>Sheet1.C48:Sheet1.C48</svg:desc>
                </draw:g>
              </table:table-cell>
              <table:table-cell office:value-type="string">
                <text:p>Writing</text:p>
                <draw:g>
                  <svg:desc>Sheet1.D48:Sheet1.D48</svg:desc>
                </draw:g>
              </table:table-cell>
              <table:table-cell office:value-type="string">
                <text:p>Reading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49:Sheet1.A54</svg:desc>
                </draw:g>
              </table:table-cell>
              <table:table-cell office:value-type="float" office:value="50">
                <text:p>50</text:p>
                <draw:g>
                  <svg:desc>Sheet1.B49:Sheet1.B54</svg:desc>
                </draw:g>
              </table:table-cell>
              <table:table-cell office:value-type="float" office:value="100">
                <text:p>100</text:p>
                <draw:g>
                  <svg:desc>Sheet1.C49:Sheet1.C54</svg:desc>
                </draw:g>
              </table:table-cell>
              <table:table-cell office:value-type="float" office:value="154.525">
                <text:p>154.525</text:p>
                <draw:g>
                  <svg:desc>Sheet1.D49:Sheet1.D54</svg:desc>
                </draw:g>
              </table:table-cell>
              <table:table-cell office:value-type="float" office:value="40.02">
                <text:p>40.02</text:p>
                <draw:g>
                  <svg:desc>Sheet1.E49:Sheet1.E54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6.376">
                <text:p>146.376</text:p>
              </table:table-cell>
              <table:table-cell office:value-type="float" office:value="207.863">
                <text:p>207.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